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JHAK LEE JHONTHAN PUENTE VILLANUEVA</text:span></text:p>
      <text:p text:style-name="P3"><text:span text:style-name="T6">CANT. TOTAL DE CAJAS: 1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MARCOS ZAPAT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JHAK LEE JHONTHAN PUENTE VILLANUEV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4:12:5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